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style:writing-mode="lr-tb"/>
      <style:text-properties officeooo:rsid="000f8763" officeooo:paragraph-rsid="001293d4"/>
    </style:style>
    <style:style style:name="P2" style:family="paragraph" style:parent-style-name="Text_20_body">
      <style:paragraph-properties style:writing-mode="lr-tb"/>
      <style:text-properties officeooo:paragraph-rsid="000f8763"/>
    </style:style>
    <style:style style:name="P3" style:family="paragraph">
      <style:paragraph-properties fo:text-align="center"/>
    </style:style>
    <style:style style:name="P4" style:family="paragraph">
      <loext:graphic-properties draw:fill-color="#dddddd"/>
      <style:paragraph-properties fo:text-align="center" style:writing-mode="lr-tb"/>
    </style:style>
    <style:style style:name="P5" style:family="paragraph" style:parent-style-name="Text_20_body">
      <style:paragraph-properties style:writing-mode="lr-tb"/>
      <style:text-properties officeooo:rsid="00162341" officeooo:paragraph-rsid="00162341"/>
    </style:style>
    <style:style style:name="T1" style:family="text">
      <style:text-properties officeooo:rsid="001217e2"/>
    </style:style>
    <style:style style:name="T2" style:family="text">
      <style:text-properties officeooo:rsid="001293d4"/>
    </style:style>
    <style:style style:name="T3" style:family="text">
      <style:text-properties officeooo:rsid="000f8763"/>
    </style:style>
    <style:style style:name="gr1" style:family="graphic">
      <style:graphic-properties draw:stroke="solid" svg:stroke-width="0.212cm" svg:stroke-color="#808080" draw:marker-start-width="0.67cm" draw:marker-end-width="0.67cm" draw:fill-color="#dddddd" draw:textarea-horizontal-align="justify" draw:textarea-vertical-align="middle" draw:auto-grow-height="false" fo:min-height="2.485cm" fo:min-width="4.683cm" fo:padding-top="0.106cm" fo:padding-bottom="0.106cm" fo:padding-left="0.106cm" fo:padding-right="0.10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h text:style-name="Heading_20_1" text:outline-level="1">Heading <text:span text:style-name="T1">1</text:span></text:h>
      <text:p text:style-name="P1">Paragraph - bla bla bla bla bla bla bla bla bla bla bla bla bla bla <text:span text:style-name="Source_20_Text"><text:span text:style-name="T2">Source Text</text:span></text:span> bla bla bla bla bla bla bla bla bla bla bla bla bla bla bla bla bla bla <text:span text:style-name="Example"><text:span text:style-name="T2">example</text:span></text:span><text:span text:style-name="T2"> </text:span>bla bla bla bla bla bla bla bla bla bla bla bla bla bla bla bla bla bla bla bla bla bla bla bla bla bla bla bla bla bla bla <text:span text:style-name="Strong_20_Emphasis">Strong </text:span>bla bla bla bla bla bla bla bla bla bla bla bla bla bla bla bla bla bla <text:span text:style-name="Emphasis">emphasis </text:span>bla bla bla bla bla bla bla bla bla<text:span text:style-name="Strong_20_Emphasis"> </text:span></text:p>
      <text:p text:style-name="P2"><draw:custom-shape text:anchor-type="paragraph" draw:z-index="0" draw:name="Shape 1" draw:style-name="gr1" draw:text-style-name="P4" svg:width="4.684cm" svg:height="2.486cm" svg:x="9.003cm" svg:y="1.15cm"><svg:title>Only Text!</svg:title><svg:desc>The Alt Text!</svg:desc><text:p text:style-name="P3">Rectangle text!</text:p><draw:enhanced-geometry svg:viewBox="0 0 21600 21600" draw:type="rectangle" draw:enhanced-path="M 0 0 L 21600 0 21600 21600 0 21600 0 0 Z N"/></draw:custom-shape><text:span text:style-name="T3">Quote: “</text:span><text:span text:style-name="Citation"><text:span text:style-name="T3">XXX</text:span></text:span><text:span text:style-name="T3">”</text:span></text:p>
      <text:p text:style-name="P5">Last Paragrap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Q</meta:initial-creator>
    <meta:creation-date>2025-01-10T21:16:16.764454670</meta:creation-date>
    <dc:date>2025-01-10T23:02:20.328197598</dc:date>
    <dc:creator>Q</dc:creator>
    <meta:editing-duration>PT16M13S</meta:editing-duration>
    <meta:editing-cycles>7</meta:editing-cycles>
    <meta:generator>LibreOfficeDev/25.8.0.0.alpha0$Linux_X86_64 LibreOffice_project/d00b5beb44dd3107a2f0921f522ffa38d82bc533</meta:generator>
    <meta:print-date>2025-01-10T23:00:50.580571887</meta:print-date>
    <meta:printed-by>PDF files: Q</meta:printed-by>
    <meta:document-statistic meta:table-count="0" meta:image-count="0" meta:object-count="0" meta:page-count="1" meta:paragraph-count="5" meta:word-count="105" meta:character-count="449" meta:non-whitespace-character-count="349"/>
  </office:meta>
</office:document-meta>
</file>